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04a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04a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04a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04a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04a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04a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04a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04a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04a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04a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04a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04a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04a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04a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04a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04a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04a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bsael David Meneses Pe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9/7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740344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Yris Mercedes Perez Cast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40344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3.9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6" meta:non-whitespace-character-count="998"/>
    <meta:template xlink:type="simple" xlink:actuate="onRequest" xlink:title="Normal" xlink:href=""/>
  </office:meta>
</office:document-meta>
</file>